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a9f1a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0a9f1a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officeooo:paragraph-rsid="000a9f1a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106. Parsing A Boolean Expression</text:h>
      <text:p text:style-name="P6">A <text:span text:style-name="Strong_20_Emphasis"><text:span text:style-name="T1">boolean expression</text:span></text:span> is an expression that evaluates to either <text:span text:style-name="Source_20_Text"><text:span text:style-name="T2">true</text:span></text:span> or <text:span text:style-name="Source_20_Text"><text:span text:style-name="T2">false</text:span></text:span>. It can be in one of the following shapes:</text:p>
      <text:list text:style-name="L1">
        <text:list-item>
          <text:p text:style-name="P7"><text:span text:style-name="Source_20_Text"><text:span text:style-name="T2">'t'</text:span></text:span> that evaluates to <text:span text:style-name="Source_20_Text"><text:span text:style-name="T2">true</text:span></text:span>.</text:p>
        </text:list-item>
        <text:list-item>
          <text:p text:style-name="P7"><text:span text:style-name="Source_20_Text"><text:span text:style-name="T2">'f'</text:span></text:span> that evaluates to <text:span text:style-name="Source_20_Text"><text:span text:style-name="T2">false</text:span></text:span>.</text:p>
        </text:list-item>
        <text:list-item>
          <text:p text:style-name="P7"><text:span text:style-name="Source_20_Text"><text:span text:style-name="T2">'!(subExpr)'</text:span></text:span> that evaluates to <text:span text:style-name="Strong_20_Emphasis"><text:span text:style-name="T1">the logical NOT</text:span></text:span> of the inner expression <text:span text:style-name="Source_20_Text"><text:span text:style-name="T2">subExpr</text:span></text:span>.</text:p>
        </text:list-item>
        <text:list-item>
          <text:p text:style-name="P7"><text:span text:style-name="Source_20_Text"><text:span text:style-name="T2">'&amp;(subExpr</text:span></text:span><text:span text:style-name="Source_20_Text"><text:span text:style-name="T1">1</text:span></text:span><text:span text:style-name="Source_20_Text"><text:span text:style-name="T2">, subExpr</text:span></text:span><text:span text:style-name="Source_20_Text"><text:span text:style-name="T1">2</text:span></text:span><text:span text:style-name="Source_20_Text"><text:span text:style-name="T2">, ..., subExpr</text:span></text:span><text:span text:style-name="Source_20_Text"><text:span text:style-name="T1">n</text:span></text:span><text:span text:style-name="Source_20_Text"><text:span text:style-name="T2">)'</text:span></text:span> that evaluates to <text:span text:style-name="Strong_20_Emphasis"><text:span text:style-name="T1">the logical AND</text:span></text:span> of the inner expressions <text:span text:style-name="Source_20_Text"><text:span text:style-name="T2">subExpr</text:span></text:span><text:span text:style-name="Source_20_Text"><text:span text:style-name="T1">1</text:span></text:span><text:span text:style-name="Source_20_Text"><text:span text:style-name="T2">, subExpr</text:span></text:span><text:span text:style-name="Source_20_Text"><text:span text:style-name="T1">2</text:span></text:span><text:span text:style-name="Source_20_Text"><text:span text:style-name="T2">, ..., subExpr</text:span></text:span><text:span text:style-name="Source_20_Text"><text:span text:style-name="T1">n</text:span></text:span> where <text:span text:style-name="Source_20_Text"><text:span text:style-name="T2">n &gt;= 1</text:span></text:span>.</text:p>
        </text:list-item>
        <text:list-item>
          <text:p text:style-name="P8"><text:span text:style-name="Source_20_Text"><text:span text:style-name="T2">'|(subExpr</text:span></text:span><text:span text:style-name="Source_20_Text"><text:span text:style-name="T1">1</text:span></text:span><text:span text:style-name="Source_20_Text"><text:span text:style-name="T2">, subExpr</text:span></text:span><text:span text:style-name="Source_20_Text"><text:span text:style-name="T1">2</text:span></text:span><text:span text:style-name="Source_20_Text"><text:span text:style-name="T2">, ..., subExpr</text:span></text:span><text:span text:style-name="Source_20_Text"><text:span text:style-name="T1">n</text:span></text:span><text:span text:style-name="Source_20_Text"><text:span text:style-name="T2">)'</text:span></text:span> that evaluates to <text:span text:style-name="Strong_20_Emphasis"><text:span text:style-name="T1">the logical OR</text:span></text:span> of the inner expressions <text:span text:style-name="Source_20_Text"><text:span text:style-name="T2">subExpr</text:span></text:span><text:span text:style-name="Source_20_Text"><text:span text:style-name="T1">1</text:span></text:span><text:span text:style-name="Source_20_Text"><text:span text:style-name="T2">, subExpr</text:span></text:span><text:span text:style-name="Source_20_Text"><text:span text:style-name="T1">2</text:span></text:span><text:span text:style-name="Source_20_Text"><text:span text:style-name="T2">, ..., subExpr</text:span></text:span><text:span text:style-name="Source_20_Text"><text:span text:style-name="T1">n</text:span></text:span> where <text:span text:style-name="Source_20_Text"><text:span text:style-name="T2">n &gt;= 1</text:span></text:span>.</text:p>
        </text:list-item>
      </text:list>
      <text:p text:style-name="P6">Given a string <text:span text:style-name="Source_20_Text"><text:span text:style-name="T2">expression</text:span></text:span> that represents a <text:span text:style-name="Strong_20_Emphasis"><text:span text:style-name="T1">boolean expression</text:span></text:span>, return <text:span text:style-name="Emphasis"><text:span text:style-name="T1">the evaluation of that expression</text:span></text:span>.</text:p>
      <text:p text:style-name="P6">It is <text:span text:style-name="Strong_20_Emphasis"><text:span text:style-name="T1">guaranteed</text:span></text:span> that the given expression is valid and follows the given rules.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 expression = "&amp;(|(f))"</text:p>
      <text:p text:style-name="P2"><text:span text:style-name="Strong_20_Emphasis"><text:span text:style-name="T1">Output:</text:span></text:span> false</text:p>
      <text:p text:style-name="P2"><text:span text:style-name="Strong_20_Emphasis"><text:span text:style-name="T1">Explanation:</text:span></text:span> </text:p>
      <text:p text:style-name="P5">First, evaluate |(f) --&gt; f. The expression is now "&amp;(f)".</text:p>
      <text:p text:style-name="P5">Then, evaluate &amp;(f) --&gt; f. The expression is now "f".</text:p>
      <text:p text:style-name="P4">Finally, return false.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 expression = "|(f,f,f,t)"</text:p>
      <text:p text:style-name="P2"><text:span text:style-name="Strong_20_Emphasis"><text:span text:style-name="T1">Output:</text:span></text:span> true</text:p>
      <text:p text:style-name="P3"><text:span text:style-name="Strong_20_Emphasis"><text:span text:style-name="T1">Explanation:</text:span></text:span> The evaluation of (false OR false OR false OR true) is true.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 expression = "!(&amp;(f,t))"</text:p>
      <text:p text:style-name="P2"><text:span text:style-name="Strong_20_Emphasis"><text:span text:style-name="T1">Output:</text:span></text:span> true</text:p>
      <text:p text:style-name="P2"><text:span text:style-name="Strong_20_Emphasis"><text:span text:style-name="T1">Explanation:</text:span></text:span> </text:p>
      <text:p text:style-name="P5">First, evaluate &amp;(f,t) --&gt; (false AND true) --&gt; false --&gt; f. The expression is now "!(f)".</text:p>
      <text:p text:style-name="P4">Then, evaluate !(f) --&gt; NOT false --&gt; true. We return true.</text:p>
      <text:p text:style-name="P6"><text:span text:style-name="Strong_20_Emphasis"><text:span text:style-name="T1">Constraints:</text:span></text:span></text:p>
      <text:list text:style-name="L2">
        <text:list-item>
          <text:p text:style-name="P9"><text:span text:style-name="Source_20_Text"><text:span text:style-name="T2">1 &lt;= expression.length &lt;= 2 * 10</text:span></text:span><text:span text:style-name="Source_20_Text"><text:span text:style-name="T1">4</text:span></text:span></text:p>
        </text:list-item>
        <text:list-item>
          <text:p text:style-name="P10">expression[i] is one following characters: <text:span text:style-name="Source_20_Text"><text:span text:style-name="T2">'('</text:span></text:span>, <text:span text:style-name="Source_20_Text"><text:span text:style-name="T2">')'</text:span></text:span>, <text:span text:style-name="Source_20_Text"><text:span text:style-name="T2">'&amp;'</text:span></text:span>, <text:span text:style-name="Source_20_Text"><text:span text:style-name="T2">'|'</text:span></text:span>, <text:span text:style-name="Source_20_Text"><text:span text:style-name="T2">'!'</text:span></text:span>, <text:span text:style-name="Source_20_Text"><text:span text:style-name="T2">'t'</text:span></text:span>, <text:span text:style-name="Source_20_Text"><text:span text:style-name="T2">'f'</text:span></text:span>, and <text:span text:style-name="Source_20_Text"><text:span text:style-name="T2">','</text:span></text:span>.</text:p>
        </text:list-item>
      </text:list>
      <text:p text:style-name="Text_20_body"/>
      <text:h text:style-name="P1" text:outline-level="1">1106. Parsing A Boolean Expression</text:h>
      <text:p text:style-name="P11">/*</text:p>
      <text:p text:style-name="P11"><text:s text:c="4"/>Recursion</text:p>
      <text:p text:style-name="P11"><text:s text:c="4"/>Time complexity: O(n)</text:p>
      <text:p text:style-name="P11"><text:s text:c="4"/>Space complexity: O(n)</text:p>
      <text:p text:style-name="P11">*/</text:p>
      <text:p text:style-name="P11"/>
      <text:p text:style-name="P11">class Solution {</text:p>
      <text:p text:style-name="P11"><text:s text:c="4"/>public:</text:p>
      <text:p text:style-name="P11"><text:s text:c="8"/>bool parseBoolExpr(std::string expression){</text:p>
      <text:p text:style-name="P11"><text:s text:c="12"/><text:span text:style-name="T3">// int&amp; i: all intances of the function should share the same i pointer</text:span></text:p>
      <text:p text:style-name="P11"><text:s text:c="12"/>auto solve=[&amp;](std::string&amp; exp,int&amp; i,auto&amp; self)-&gt;bool{</text:p>
      <text:p text:style-name="P11"><text:s text:c="16"/>char c=exp[i++]; <text:span text:style-name="T3">// Get current character</text:span></text:p>
      <text:p text:style-name="P11"/>
      <text:p text:style-name="P11"><text:s text:c="16"/>if(c=='t') return true;</text:p>
      <text:p text:style-name="P11"><text:s text:c="16"/>if(c=='f') return false;</text:p>
      <text:p text:style-name="P11"/>
      <text:p text:style-name="P11"><text:s text:c="14"/><text:span text:style-name="T3"><text:s text:c="2"/>// Handle "!(...)"</text:span></text:p>
      <text:p text:style-name="P11"><text:s text:c="16"/>if(c=='!'){</text:p>
      <text:p text:style-name="P11"><text:s text:c="20"/>i++; <text:span text:style-name="T3">// Skip '('</text:span></text:p>
      <text:p text:style-name="P11"><text:s text:c="20"/>bool ans=!self(exp,i,self);</text:p>
      <text:p text:style-name="P11"><text:s text:c="20"/>i++; <text:span text:style-name="T3">// Skip ')'</text:span></text:p>
      <text:p text:style-name="P11"><text:s text:c="20"/>return ans;</text:p>
      <text:p text:style-name="P11"><text:s text:c="16"/>}</text:p>
      <text:p text:style-name="P11"/>
      <text:p text:style-name="P11"><text:s text:c="16"/><text:span text:style-name="T3">// Handle "&amp;(...)" and "|(...)"</text:span></text:p>
      <text:p text:style-name="P11"><text:s text:c="16"/>i++; <text:span text:style-name="T3">// Skip '('</text:span></text:p>
      <text:p text:style-name="P11"><text:s text:c="16"/>std::vector&lt;bool&gt; operands;</text:p>
      <text:p text:style-name="P11"><text:s text:c="16"/>while(exp[i]!=')'){</text:p>
      <text:p text:style-name="P11"><text:s text:c="20"/>if(exp[i]!=',') operands.push_back(self(exp,i,self));</text:p>
      <text:p text:style-name="P11"><text:s text:c="20"/>else i++;<text:span text:style-name="T3"> // Skip ','</text:span></text:p>
      <text:p text:style-name="P11"><text:s text:c="16"/>}</text:p>
      <text:p text:style-name="P11"><text:s text:c="16"/>i++;<text:span text:style-name="T3"> // Skip ')'</text:span></text:p>
      <text:p text:style-name="P11"/>
      <text:p text:style-name="P11"><text:s text:c="16"/></text:p>
      <text:p text:style-name="P12"><text:tab/><text:span text:style-name="T3">// Evaluate "|(...)"</text:span></text:p>
      <text:p text:style-name="P11"><text:s text:c="16"/>if(c=='|'){</text:p>
      <text:p text:style-name="P11"><text:s text:c="20"/>for(bool v: operands){</text:p>
      <text:p text:style-name="P11"><text:s text:c="24"/>if (v) return true;</text:p>
      <text:p text:style-name="P11"><text:s text:c="20"/>}</text:p>
      <text:p text:style-name="P11"><text:s text:c="20"/>return false;</text:p>
      <text:p text:style-name="P11"><text:s text:c="16"/>}</text:p>
      <text:p text:style-name="P11"/>
      <text:p text:style-name="P11"><text:s text:c="15"/><text:span text:style-name="T3"><text:s/>// Evaluate "&amp;(...)"</text:span></text:p>
      <text:p text:style-name="P11"><text:s text:c="16"/>if(c=='&amp;'){</text:p>
      <text:p text:style-name="P11"><text:s text:c="20"/>for(bool v: operands){</text:p>
      <text:p text:style-name="P11"><text:s text:c="24"/>if (!v) return false;</text:p>
      <text:p text:style-name="P11"><text:s text:c="20"/>}</text:p>
      <text:p text:style-name="P11"><text:s text:c="20"/>return true;</text:p>
      <text:p text:style-name="P11"><text:s text:c="16"/>}</text:p>
      <text:p text:style-name="P11"/>
      <text:p text:style-name="P11"><text:s text:c="16"/>return true; <text:span text:style-name="T3">// Never reached</text:span></text:p>
      <text:p text:style-name="P11"><text:s text:c="12"/>};</text:p>
      <text:p text:style-name="P11"><text:s text:c="12"/></text:p>
      <text:p text:style-name="P11"><text:s text:c="12"/>int i=0;</text:p>
      <text:p text:style-name="P11"><text:s text:c="12"/>return solve(expression,i,solve);</text:p>
      <text:p text:style-name="P11"><text:s text:c="8"/>}</text:p>
      <text:p text:style-name="P1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6:48:35.755364016</meta:creation-date>
    <dc:date>2024-10-20T16:51:46.399262497</dc:date>
    <meta:editing-duration>PT3M13S</meta:editing-duration>
    <meta:editing-cycles>1</meta:editing-cycles>
    <meta:document-statistic meta:table-count="0" meta:image-count="0" meta:object-count="0" meta:page-count="3" meta:paragraph-count="81" meta:word-count="383" meta:character-count="3045" meta:non-whitespace-character-count="2055"/>
    <meta:generator>LibreOffice/24.2.6.2$Linux_X86_64 LibreOffice_project/420$Build-2</meta:generator>
  </office:meta>
</office:document-meta>
</file>